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e2749" officeooo:paragraph-rsid="002e2749"/>
    </style:style>
    <style:style style:name="P2" style:family="paragraph" style:parent-style-name="Text_20_body">
      <style:text-properties officeooo:rsid="00386280" officeooo:paragraph-rsid="00386280"/>
    </style:style>
    <style:style style:name="P3" style:family="paragraph" style:parent-style-name="Text_20_body">
      <style:text-properties officeooo:rsid="0038dd60" officeooo:paragraph-rsid="0038dd60"/>
    </style:style>
    <style:style style:name="P4" style:family="paragraph" style:parent-style-name="Text_20_body" style:list-style-name="L1">
      <style:text-properties officeooo:rsid="0038dd60" officeooo:paragraph-rsid="0038dd60"/>
    </style:style>
    <style:style style:name="P5" style:family="paragraph" style:parent-style-name="Text_20_body" style:list-style-name="L1">
      <style:text-properties officeooo:rsid="00398b05" officeooo:paragraph-rsid="00398b05"/>
    </style:style>
    <style:style style:name="P6" style:family="paragraph" style:parent-style-name="Text_20_body">
      <style:text-properties officeooo:rsid="00386280" officeooo:paragraph-rsid="0038dd60"/>
    </style:style>
    <style:style style:name="P7" style:family="paragraph" style:parent-style-name="Text_20_body">
      <style:text-properties officeooo:rsid="00398b05" officeooo:paragraph-rsid="00398b05"/>
    </style:style>
    <style:style style:name="P8" style:family="paragraph" style:parent-style-name="Heading_20_1">
      <style:text-properties officeooo:rsid="00238dae" officeooo:paragraph-rsid="00238dae"/>
    </style:style>
    <style:style style:name="P9" style:family="paragraph" style:parent-style-name="Heading_20_3">
      <style:text-properties officeooo:rsid="00306eda" officeooo:paragraph-rsid="00306eda"/>
    </style:style>
    <style:style style:name="P10" style:family="paragraph" style:parent-style-name="Text_20_body">
      <style:text-properties officeooo:rsid="00334c09" officeooo:paragraph-rsid="0034a82f"/>
    </style:style>
    <style:style style:name="P11" style:family="paragraph" style:parent-style-name="Text_20_body">
      <style:text-properties officeooo:rsid="00306eda" officeooo:paragraph-rsid="0034a82f"/>
    </style:style>
    <style:style style:name="P12" style:family="paragraph" style:parent-style-name="Text_20_body">
      <style:text-properties officeooo:rsid="00306eda" officeooo:paragraph-rsid="00306eda"/>
    </style:style>
    <style:style style:name="P13" style:family="paragraph" style:parent-style-name="Text_20_body">
      <style:text-properties officeooo:rsid="003ef5c1" officeooo:paragraph-rsid="003ef5c1"/>
    </style:style>
    <style:style style:name="P14" style:family="paragraph" style:parent-style-name="Text_20_body">
      <style:text-properties officeooo:rsid="0032d75d" officeooo:paragraph-rsid="0032d75d"/>
    </style:style>
    <style:style style:name="P15" style:family="paragraph" style:parent-style-name="Text_20_body">
      <style:text-properties officeooo:rsid="0031c90f" officeooo:paragraph-rsid="0031c90f"/>
    </style:style>
    <style:style style:name="P16" style:family="paragraph" style:parent-style-name="Text_20_body">
      <style:text-properties officeooo:rsid="00342165" officeooo:paragraph-rsid="00342165"/>
    </style:style>
    <style:style style:name="P17" style:family="paragraph" style:parent-style-name="Text_20_body">
      <style:text-properties officeooo:rsid="0035bb74" officeooo:paragraph-rsid="003e0654"/>
    </style:style>
    <style:style style:name="P18" style:family="paragraph" style:parent-style-name="Text_20_body">
      <style:text-properties officeooo:rsid="003ae98b" officeooo:paragraph-rsid="003e0654"/>
    </style:style>
    <style:style style:name="P19" style:family="paragraph" style:parent-style-name="Text_20_body">
      <style:text-properties officeooo:rsid="003c18ee" officeooo:paragraph-rsid="003e0654"/>
    </style:style>
    <style:style style:name="P20" style:family="paragraph" style:parent-style-name="Text_20_body">
      <style:text-properties officeooo:rsid="003e0654" officeooo:paragraph-rsid="003e0654"/>
    </style:style>
    <style:style style:name="P21" style:family="paragraph" style:parent-style-name="Text_20_body">
      <style:text-properties officeooo:rsid="00238dae" officeooo:paragraph-rsid="00238dae"/>
    </style:style>
    <style:style style:name="P22" style:family="paragraph" style:parent-style-name="Text_20_body">
      <style:text-properties officeooo:rsid="002c70e0" officeooo:paragraph-rsid="002c70e0"/>
    </style:style>
    <style:style style:name="P23" style:family="paragraph" style:parent-style-name="Text_20_body">
      <style:text-properties officeooo:rsid="002a927a" officeooo:paragraph-rsid="002c70e0"/>
    </style:style>
    <style:style style:name="P24" style:family="paragraph" style:parent-style-name="Text_20_body">
      <style:text-properties officeooo:rsid="00261104" officeooo:paragraph-rsid="00261104"/>
    </style:style>
    <style:style style:name="P25" style:family="paragraph" style:parent-style-name="Text_20_body">
      <style:text-properties officeooo:rsid="002a927a" officeooo:paragraph-rsid="002a927a"/>
    </style:style>
    <style:style style:name="P26" style:family="paragraph" style:parent-style-name="Text_20_body">
      <style:text-properties officeooo:rsid="0028508c" officeooo:paragraph-rsid="0028508c"/>
    </style:style>
    <style:style style:name="P27" style:family="paragraph" style:parent-style-name="Text_20_body">
      <style:text-properties officeooo:rsid="0027d955" officeooo:paragraph-rsid="0027d955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31" style:family="paragraph" style:parent-style-name="Text_20_body">
      <style:text-properties officeooo:rsid="000caee3" officeooo:paragraph-rsid="000caee3"/>
    </style:style>
    <style:style style:name="P32" style:family="paragraph" style:parent-style-name="Text_20_body">
      <style:text-properties officeooo:rsid="000d4f9e" officeooo:paragraph-rsid="000d4f9e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34" style:family="paragraph" style:parent-style-name="Text_20_body">
      <style:text-properties officeooo:rsid="000e0f6f" officeooo:paragraph-rsid="000e0f6f"/>
    </style:style>
    <style:style style:name="P35" style:family="paragraph" style:parent-style-name="Text_20_body">
      <style:text-properties officeooo:rsid="000d74f7" officeooo:paragraph-rsid="000d74f7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41" style:family="paragraph" style:parent-style-name="Text_20_body">
      <style:text-properties officeooo:rsid="0014c799" officeooo:paragraph-rsid="0014c799"/>
    </style:style>
    <style:style style:name="P42" style:family="paragraph" style:parent-style-name="Text_20_body">
      <style:text-properties officeooo:rsid="0018f8e1" officeooo:paragraph-rsid="0018f8e1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44" style:family="paragraph" style:parent-style-name="Text_20_body">
      <style:text-properties officeooo:rsid="0016d1a9" officeooo:paragraph-rsid="0016d1a9"/>
    </style:style>
    <style:style style:name="P45" style:family="paragraph" style:parent-style-name="Text_20_body">
      <style:text-properties officeooo:rsid="001fca4f" officeooo:paragraph-rsid="001fca4f"/>
    </style:style>
    <style:style style:name="P46" style:family="paragraph" style:parent-style-name="Text_20_body">
      <style:text-properties officeooo:rsid="0018ab54" officeooo:paragraph-rsid="001fca4f"/>
    </style:style>
    <style:style style:name="P47" style:family="paragraph" style:parent-style-name="Text_20_body">
      <style:text-properties officeooo:rsid="0018ab54" officeooo:paragraph-rsid="0018ab54"/>
    </style:style>
    <style:style style:name="P48" style:family="paragraph" style:parent-style-name="Text_20_body">
      <style:text-properties officeooo:rsid="00195698" officeooo:paragraph-rsid="00195698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P50" style:family="paragraph" style:parent-style-name="Heading_20_2">
      <style:text-properties officeooo:rsid="0041a6f2" officeooo:paragraph-rsid="0041a6f2"/>
    </style:style>
    <style:style style:name="P51" style:family="paragraph" style:parent-style-name="Text_20_body">
      <style:text-properties officeooo:rsid="0041a6f2" officeooo:paragraph-rsid="0041a6f2"/>
    </style:style>
    <style:style style:name="P52" style:family="paragraph" style:parent-style-name="Text_20_body">
      <style:text-properties officeooo:rsid="004165d8" officeooo:paragraph-rsid="0041a6f2"/>
    </style:style>
    <style:style style:name="P53" style:family="paragraph" style:parent-style-name="Heading_20_3">
      <style:text-properties officeooo:rsid="0041a6f2" officeooo:paragraph-rsid="0041a6f2"/>
    </style:style>
    <style:style style:name="P54" style:family="paragraph" style:parent-style-name="Heading_20_3">
      <style:text-properties officeooo:rsid="0043513a" officeooo:paragraph-rsid="0043513a"/>
    </style:style>
    <style:style style:name="P55" style:family="paragraph" style:parent-style-name="Text_20_body">
      <style:text-properties officeooo:rsid="0043513a" officeooo:paragraph-rsid="0043513a"/>
    </style:style>
    <style:style style:name="P56" style:family="paragraph" style:parent-style-name="Text_20_body">
      <style:text-properties officeooo:paragraph-rsid="0043513a"/>
    </style:style>
    <style:style style:name="P57" style:family="paragraph" style:parent-style-name="Heading_20_3">
      <style:text-properties officeooo:rsid="0044865c" officeooo:paragraph-rsid="0044865c"/>
    </style:style>
    <style:style style:name="P58" style:family="paragraph" style:parent-style-name="Text_20_body">
      <style:text-properties officeooo:paragraph-rsid="0044865c"/>
    </style:style>
    <style:style style:name="P59" style:family="paragraph" style:parent-style-name="Heading_20_3">
      <style:text-properties officeooo:paragraph-rsid="0044865c"/>
    </style:style>
    <style:style style:name="T1" style:family="text">
      <style:text-properties officeooo:rsid="0034a82f"/>
    </style:style>
    <style:style style:name="T2" style:family="text">
      <style:text-properties officeooo:rsid="003c18ee"/>
    </style:style>
    <style:style style:name="T3" style:family="text">
      <style:text-properties officeooo:rsid="002c70e0"/>
    </style:style>
    <style:style style:name="T4" style:family="text">
      <style:text-properties officeooo:rsid="00246c96"/>
    </style:style>
    <style:style style:name="T5" style:family="text">
      <style:text-properties officeooo:rsid="00096362"/>
    </style:style>
    <style:style style:name="T6" style:family="text">
      <style:text-properties officeooo:rsid="000ab834"/>
    </style:style>
    <style:style style:name="T7" style:family="text">
      <style:text-properties officeooo:rsid="000fba49"/>
    </style:style>
    <style:style style:name="T8" style:family="text">
      <style:text-properties officeooo:rsid="000d4f9e"/>
    </style:style>
    <style:style style:name="T9" style:family="text">
      <style:text-properties officeooo:rsid="00207047"/>
    </style:style>
    <style:style style:name="T10" style:family="text">
      <style:text-properties officeooo:rsid="0015744a"/>
    </style:style>
    <style:style style:name="T11" style:family="text">
      <style:text-properties officeooo:rsid="001cb740"/>
    </style:style>
    <style:style style:name="T12" style:family="text">
      <style:text-properties officeooo:rsid="00213fea"/>
    </style:style>
    <style:style style:name="T13" style:family="text">
      <style:text-properties officeooo:rsid="002307ae"/>
    </style:style>
    <style:style style:name="T14" style:family="text">
      <style:text-properties officeooo:rsid="001fca4f"/>
    </style:style>
    <style:style style:name="T15" style:family="text">
      <style:text-properties officeooo:rsid="000425d8"/>
    </style:style>
    <style:style style:name="T16" style:family="text">
      <style:text-properties officeooo:rsid="004486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xed a critical bug that crashes the game when Pixel smoothing is enabled.</text:p>
      <text:p text:style-name="P1">(Basically, I added the 2X textures)</text:p>
      <text:p text:style-name="P1"/>
      <text:h text:style-name="Heading_20_3" text:outline-level="3">TODO</text:h>
      <text:p text:style-name="Text_20_body"/>
      <text:p text:style-name="P2">SIGNAL DECK</text:p>
      <text:p text:style-name="P2">Adds a red seal to 10 random cards in deck</text:p>
      <text:p text:style-name="P2"/>
      <text:p text:style-name="P2">CLAY DECK</text:p>
      <text:p text:style-name="P3">Card enhancements grant X1.5 more Chips or Mult</text:p>
      <text:list text:style-name="L1">
        <text:list-item>
          <text:p text:style-name="P4">Bonus Card: +45 Chips</text:p>
        </text:list-item>
        <text:list-item>
          <text:p text:style-name="P4">Mult Cards: +6 Mult</text:p>
        </text:list-item>
        <text:list-item>
          <text:p text:style-name="P5">Wild Cards: No effect</text:p>
        </text:list-item>
        <text:list-item>
          <text:p text:style-name="P4">Glass Cards: X3 Mult</text:p>
        </text:list-item>
        <text:list-item>
          <text:p text:style-name="P4">Steel Cards: X2.25</text:p>
        </text:list-item>
        <text:list-item>
          <text:p text:style-name="P4">Stone Cards: +75 Chips</text:p>
        </text:list-item>
        <text:list-item>
          <text:p text:style-name="P5">Gold Cards: No effect</text:p>
        </text:list-item>
        <text:list-item>
          <text:p text:style-name="P4">Lucky Cards: +30 Mult</text:p>
        </text:list-item>
      </text:list>
      <text:p text:style-name="P2"/>
      <text:p text:style-name="P2">TRASH DECK</text:p>
      <text:p text:style-name="P3">Start with 13 cards removed from deck</text:p>
      <text:p text:style-name="P3"/>
      <text:p text:style-name="P3">BULB DECK</text:p>
      <text:p text:style-name="P6">After defeating each Boss Blind, gain an Aura Spectral Card</text:p>
      <text:p text:style-name="P3"/>
      <text:p text:style-name="P3">HOSTESS DECK</text:p>
      <text:p text:style-name="P7">Aces, 10’s and 9’s are replaced with Jacks, Queens and Kings</text:p>
      <text:h text:style-name="P8" text:outline-level="1">Balance Changes</text:h>
      <text:h text:style-name="P9" text:outline-level="3">QUAD UPDATE</text:h>
      <text:p text:style-name="P10">TABI</text:p>
      <text:p text:style-name="P10">Reworked</text:p>
      <text:p text:style-name="P10">Gains X0.1 Mult for each playing card destroyed</text:p>
      <text:p text:style-name="P10">Gains X0.5 Mult for each Joker destroyed</text:p>
      <text:p text:style-name="P10"/>
      <text:p text:style-name="P10">NILLACORN</text:p>
      <text:p text:style-name="P10">Reduced base Chip output (100 &gt; 50)</text:p>
      <text:p text:style-name="P10"/>
      <text:p text:style-name="P10">ALLIUMAID</text:p>
      <text:p text:style-name="P11"><text:soft-page-break/>Blueprint incompatibility now works</text:p>
      <text:p text:style-name="P11"/>
      <text:p text:style-name="P10">Reduced base payout (2 &gt; 1)</text:p>
      <text:p text:style-name="P10">Reduced scaling amount (2 &gt; 1)</text:p>
      <text:p text:style-name="P10">Reduced <text:span text:style-name="T1">payout</text:span> limit (20 &gt; 10)</text:p>
      <text:p text:style-name="P10"/>
      <text:p text:style-name="P10">Now resets if limit is reached rather than being destroyed</text:p>
      <text:p text:style-name="P10"/>
      <text:p text:style-name="P12">ORGAKO</text:p>
      <text:p text:style-name="P12">Price increased (6 &gt; 7)</text:p>
      <text:p text:style-name="P12"/>
      <text:p text:style-name="P12">OCTOSQUISH</text:p>
      <text:p text:style-name="P12">Chips reduced (75 &gt; 50)</text:p>
      <text:p text:style-name="P12">Xmult reduced (3 &gt; 2)</text:p>
      <text:p text:style-name="P12">Money reduced (7 &gt; 3)</text:p>
      <text:p text:style-name="P12"/>
      <text:p text:style-name="P12">EXPI FOUR</text:p>
      <text:p text:style-name="P12">Max Xmult reduced (6 &gt; 4)</text:p>
      <text:p text:style-name="P12"/>
      <text:p text:style-name="P10">TRASH CYMBAL</text:p>
      <text:p text:style-name="P10">Reduced Chips (111 &gt; 63)</text:p>
      <text:p text:style-name="P12"/>
      <text:p text:style-name="P13">NNOYGON</text:p>
      <text:p text:style-name="P13">Price increased (7 &gt; 9)</text:p>
      <text:p text:style-name="P13">VACK</text:p>
      <text:p text:style-name="P13">Price increased (8 &gt; 9)</text:p>
      <text:p text:style-name="P13"/>
      <text:p text:style-name="P14">RALLENTANDO</text:p>
      <text:p text:style-name="P14">Reworked</text:p>
      <text:p text:style-name="P14"/>
      <text:p text:style-name="P14">Now copies the effect of a random joker in hand</text:p>
      <text:p text:style-name="P14">Price increased (8 &gt; 10)</text:p>
      <text:p text:style-name="P14"/>
      <text:p text:style-name="P13">SEM OH SEAGA</text:p>
      <text:p text:style-name="P13">Price increased (8 &gt; 9)</text:p>
      <text:p text:style-name="P14"/>
      <text:p text:style-name="P15">ATHENERD</text:p>
      <text:p text:style-name="P15">Reworked</text:p>
      <text:p text:style-name="P15"/>
      <text:p text:style-name="P15">Now grants X4 Mult when a certain 5-card Poker hand is scored</text:p>
      <text:p text:style-name="P15">Hand changes at end of round</text:p>
      <text:p text:style-name="P15"/>
      <text:p text:style-name="P16"><text:soft-page-break/>KASS BICK</text:p>
      <text:p text:style-name="P16">Added a spade necklace on his shirt to better convey his action</text:p>
      <text:p text:style-name="P13">Price increased (7 &gt; 8)</text:p>
      <text:p text:style-name="P16"/>
      <text:p text:style-name="P17">DELTAH</text:p>
      <text:p text:style-name="P17">Reworked</text:p>
      <text:p text:style-name="P18"/>
      <text:p text:style-name="P18"><text:span text:style-name="T2">Now has a </text:span>1 in 3 chance to grant X3 Mult</text:p>
      <text:p text:style-name="P18">Each played 3 increases <text:span text:style-name="T2">this </text:span>chance by 0.3 <text:span text:style-name="T2">however.</text:span></text:p>
      <text:p text:style-name="P19">(Maximum of 2.5 in 3, or a 5 in 6)</text:p>
      <text:p text:style-name="P19"/>
      <text:p text:style-name="P19">Price increased (8 &gt; 9)</text:p>
      <text:p text:style-name="P19"/>
      <text:p text:style-name="P20">Changed the card he’s holding to a 3 to better show his effect</text:p>
      <text:h text:style-name="Heading_20_3" text:outline-level="3">TRIPLE UPDATE</text:h>
      <text:p text:style-name="P21">REESE</text:p>
      <text:p text:style-name="P21">Now awards X2 Mult on Small and Big Blinds only instead of Boss Blinds</text:p>
      <text:p text:style-name="P21"/>
      <text:p text:style-name="P22">ARPEGGIDOUGH</text:p>
      <text:p text:style-name="P22">Increased Cost (4 &gt; 6)</text:p>
      <text:p text:style-name="P22"/>
      <text:p text:style-name="P22">MEEKA</text:p>
      <text:p text:style-name="P22">Increased Cost (4 &gt; 6)</text:p>
      <text:p text:style-name="P22"/>
      <text:p text:style-name="P22">ETIKAN</text:p>
      <text:p text:style-name="P22">Increased Cost (3 &gt; 5)</text:p>
      <text:p text:style-name="P21"/>
      <text:p text:style-name="P21">YAUN</text:p>
      <text:p text:style-name="P21">Completely Reworked</text:p>
      <text:p text:style-name="P21">Now grants X3 Mult on first hand of round, <text:span text:style-name="T3">o</text:span>ld functionality passed to Vack.</text:p>
      <text:p text:style-name="P23">Increased Cost (5 &gt; 6)</text:p>
      <text:p text:style-name="P21"/>
      <text:p text:style-name="P21">VACK (From Yaun)</text:p>
      <text:p text:style-name="P24">Buffed Xmult gain (0.1 &gt; 0.2)</text:p>
      <text:p text:style-name="P24"/>
      <text:p text:style-name="P25">NILLACORN</text:p>
      <text:p text:style-name="P25">Increased Cost (7 &gt; 8)</text:p>
      <text:p text:style-name="P25"/>
      <text:p text:style-name="P26">ORGAKO</text:p>
      <text:p text:style-name="P26">Increased Cost (4 &gt; 6)</text:p>
      <text:p text:style-name="P26"/>
      <text:p text:style-name="P26"><text:soft-page-break/>ALLIUMAID</text:p>
      <text:p text:style-name="P26">Increased Cost (5 &gt; 8)</text:p>
      <text:p text:style-name="P21"/>
      <text:p text:style-name="P27">OCTOSQUISH</text:p>
      <text:p text:style-name="P27">Fixed Infobox section stating what she grants.</text:p>
      <text:p text:style-name="P27"/>
      <text:p text:style-name="P21">TRASH CYMBAL</text:p>
      <text:p text:style-name="P21">Infobox now indicates <text:span text:style-name="T4">whether they will award Chips or Mult</text:span></text:p>
      <text:p text:style-name="P26">Fixed Cost (1 &gt; 7)</text:p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28">X2 Mult if Boss Blind is selected.</text:p>
      <text:h text:style-name="P29" text:outline-level="2">Guira</text:h>
      <text:p text:style-name="P28">Common</text:p>
      <text:p text:style-name="Text_20_body"/>
      <text:p text:style-name="P28">+2<text:span text:style-name="T5">0</text:span> chips for each <text:span text:style-name="T5">Joker card.</text:span></text:p>
      <text:p text:style-name="P28">(Currently +0 chips)</text:p>
      <text:h text:style-name="P29" text:outline-level="2">Arpeggidough</text:h>
      <text:p text:style-name="P28">Common</text:p>
      <text:p text:style-name="Text_20_body"/>
      <text:p text:style-name="P28">Applies a random enhancement to played card if first hand of round has only 1 card.</text:p>
      <text:p text:style-name="Text_20_body"/>
      <text:p text:style-name="P28">(When enhancing cards, her notification is “Painted”)</text:p>
      <text:h text:style-name="P29" text:outline-level="2">Meeka</text:h>
      <text:p text:style-name="P28">Common</text:p>
      <text:p text:style-name="Text_20_body"/>
      <text:p text:style-name="P28">1 in 2 chance to retrigger <text:span text:style-name="T6">scored playing card.</text:span></text:p>
      <text:h text:style-name="P29" text:outline-level="2"><text:soft-page-break/>Etikan</text:h>
      <text:p text:style-name="P28">Common</text:p>
      <text:p text:style-name="Text_20_body"/>
      <text:p text:style-name="P28">This Joker gains +1 chip for each card discarded.</text:p>
      <text:p text:style-name="P28">(Currently +0 chips.)</text:p>
      <text:h text:style-name="P29" text:outline-level="2">Tabi</text:h>
      <text:p text:style-name="P28">Uncommon</text:p>
      <text:p text:style-name="Text_20_body"/>
      <text:p text:style-name="P28">Gains 0.5x Mult for each Joker destroyed. (Not sold)</text:p>
      <text:p text:style-name="P28">(This is meant to synergise with any food Jokers by becoming stronger as they spoil)</text:p>
      <text:h text:style-name="P29" text:outline-level="2">Yaun</text:h>
      <text:p text:style-name="P28">Uncommon</text:p>
      <text:p text:style-name="Text_20_body"/>
      <text:p text:style-name="P30">This Joker gains X0.1 Mult for each card played in hand. Resets when Boss Blind is defeated.</text:p>
      <text:h text:style-name="P29" text:outline-level="2">Eskickis</text:h>
      <text:p text:style-name="P31">Uncommon</text:p>
      <text:p text:style-name="P32">This Joker gains X<text:span text:style-name="T7">1 Mult when played hand contains a Flush and another Five-card poker hand.</text:span></text:p>
      <text:h text:style-name="P29" text:outline-level="2">NillaCorn</text:h>
      <text:p text:style-name="P28">Uncommon</text:p>
      <text:p text:style-name="P28">+100 Chips</text:p>
      <text:p text:style-name="P28">+5 Chips for every hand played.</text:p>
      <text:h text:style-name="P29" text:outline-level="2">Jugashley</text:h>
      <text:p text:style-name="P33">Gains +10 Chips if played hand contains a Straight</text:p>
      <text:p text:style-name="P28"><text:span text:style-name="T8">and</text:span> +<text:span text:style-name="T8">2 </text:span>Mult if played hand contains a F<text:span text:style-name="T8">lush</text:span></text:p>
      <text:p text:style-name="P28">(Currently <text:span text:style-name="T8">+0 Chips and </text:span>+0 Mult)</text:p>
      <text:h text:style-name="P29" text:outline-level="2">Orgako</text:h>
      <text:p text:style-name="P32">Retriggers scored cards with any edition.</text:p>
      <text:p text:style-name="P32">(Foil, Holographic and Polychrome)</text:p>
      <text:h text:style-name="P29" text:outline-level="2"><text:soft-page-break/>Alliumaid</text:h>
      <text:p text:style-name="P34">Uncommon</text:p>
      <text:p text:style-name="P34">Earn +$2 at end of round. Payout increases by $2 when Blind is defeated.</text:p>
      <text:p text:style-name="P34">(Self destructs when Payout exceeds $10)</text:p>
      <text:h text:style-name="P29" text:outline-level="2">Expi-Four</text:h>
      <text:p text:style-name="P35">Uncommon</text:p>
      <text:p text:style-name="P35">X1-4 Mult</text:p>
      <text:h text:style-name="P29" text:outline-level="2">Octosquish</text:h>
      <text:p text:style-name="P28">Uncommon</text:p>
      <text:p text:style-name="P36">Can grant either +75 Chips, +20 Mult, X3 Mult, +$5 or nothing per hand.</text:p>
      <text:p text:style-name="P36">Effect changes at end of round.</text:p>
      <text:p text:style-name="P36">(Currently +10 Mult)</text:p>
      <text:p text:style-name="P37"/>
      <text:h text:style-name="P29" text:outline-level="2">Trash Cymbal</text:h>
      <text:p text:style-name="P38">Uncommon</text:p>
      <text:p text:style-name="P39"/>
      <text:p text:style-name="P38">+111 chips on odd numbered rounds</text:p>
      <text:p text:style-name="P38">+20 mult on even numbered rounds</text:p>
      <text:p text:style-name="P38"/>
      <text:p text:style-name="P40">On odd numbered rounds, gains X0.1 Mult for each Ace triggered.</text:p>
      <text:p text:style-name="P28">(Currently X1 Mult)</text:p>
      <text:h text:style-name="P29" text:outline-level="2">Dormana</text:h>
      <text:p text:style-name="P41">1 in 4 chance to add Foil, Holographic <text:span text:style-name="T9">or Polychrome</text:span> to <text:span text:style-name="T10">played cards</text:span></text:p>
      <text:h text:style-name="P29" text:outline-level="2">Nnoygon</text:h>
      <text:p text:style-name="P41">Rare</text:p>
      <text:p text:style-name="P41">This Joker gains X0.5 Mult when cards with Diamond suit are scored. <text:span text:style-name="T11">Resets when Boss Blind is defeated</text:span></text:p>
      <text:p text:style-name="P41">(Currently X1 Mult)</text:p>
      <text:h text:style-name="P29" text:outline-level="2"><text:soft-page-break/>Organe</text:h>
      <text:p text:style-name="P41">Rare</text:p>
      <text:p text:style-name="P41">Retrigger all played Club cards</text:p>
      <text:h text:style-name="P29" text:outline-level="2">Robby</text:h>
      <text:p text:style-name="P42"/>
      <text:h text:style-name="P29" text:outline-level="2">Vack</text:h>
      <text:p text:style-name="P43">Rare</text:p>
      <text:p text:style-name="P28">Gains <text:span text:style-name="T10">+1</text:span><text:span text:style-name="T12">5</text:span><text:span text:style-name="T10"> Chips</text:span> for each card triggered. Resets when Boss Blind is defeated.</text:p>
      <text:p text:style-name="Text_20_body"/>
      <text:p text:style-name="P28">(Currently <text:span text:style-name="T10">+0 chips</text:span>)</text:p>
      <text:p text:style-name="P28">(Reset is notified as Clean)</text:p>
      <text:h text:style-name="P29" text:outline-level="2">Rallentando</text:h>
      <text:p text:style-name="P42">Rare</text:p>
      <text:p text:style-name="P42">Gains +5 Mult for each <text:span text:style-name="T13">C</text:span>ard, Joker <text:span text:style-name="T13">and Consumable</text:span> triggered. Resets afterwards when triggered</text:p>
      <text:p text:style-name="P42">(Currently 0 Mult)</text:p>
      <text:p text:style-name="P42"/>
      <text:p text:style-name="P42">(Rallentando’s mult gain references his mastery of receiving signals while the mult resetting after obtaining them references his inability to send signals.)</text:p>
      <text:h text:style-name="P29" text:outline-level="2">Sem Oh Seaga</text:h>
      <text:p text:style-name="P44">Rare</text:p>
      <text:p text:style-name="P44"/>
      <text:p text:style-name="P45">Grants $8 at end of round</text:p>
      <text:p text:style-name="P46"><text:span text:style-name="T14">If</text:span> <text:span text:style-name="T14">played hand</text:span> reach<text:span text:style-name="T14">es</text:span> target score, <text:span text:style-name="T14">self destructs and grants $16</text:span></text:p>
      <text:p text:style-name="P47">(<text:span text:style-name="T9">Self destruction is notified as “Fled”</text:span>)</text:p>
      <text:h text:style-name="P29" text:outline-level="2">Athenerd</text:h>
      <text:p text:style-name="P47">Rare</text:p>
      <text:p text:style-name="P48">X<text:span text:style-name="T9">5</text:span> Mult if hand contains a Flush and a Full House</text:p>
      <text:h text:style-name="P29" text:outline-level="2"><text:soft-page-break/>Kass Bick</text:h>
      <text:p text:style-name="P47">Rare</text:p>
      <text:p text:style-name="P47"/>
      <text:h text:style-name="P29" text:outline-level="2">Deltah</text:h>
      <text:p text:style-name="P28">Rare</text:p>
      <text:h text:style-name="P29" text:outline-level="2">Spotscast</text:h>
      <text:p text:style-name="P28">Legendary</text:p>
      <text:p text:style-name="Text_20_body"/>
      <text:p text:style-name="P28">1 in 2 chance to retrigger any Joker.</text:p>
      <text:h text:style-name="P29" text:outline-level="2">Trumpoff</text:h>
      <text:p text:style-name="P28">Legendary</text:p>
      <text:p text:style-name="Text_20_body"/>
      <text:p text:style-name="P28">Adds a random edition to every played card.</text:p>
      <text:h text:style-name="P29" text:outline-level="2">Re-Fabric</text:h>
      <text:p text:style-name="P28">Legendary</text:p>
      <text:p text:style-name="Text_20_body"/>
      <text:h text:style-name="P29" text:outline-level="2">Monkdom</text:h>
      <text:p text:style-name="P28">Legendary</text:p>
      <text:p text:style-name="Text_20_body"/>
      <text:h text:style-name="P29" text:outline-level="2">Bushka</text:h>
      <text:p text:style-name="P28">Legendary</text:p>
      <text:p text:style-name="Text_20_body"/>
      <text:p text:style-name="P28">X1 Chips for each Joker Card.</text:p>
      <text:p text:style-name="P28">(Currently X0 Chips)</text:p>
      <text:h text:style-name="P29" text:outline-level="2">???</text:h>
      <text:p text:style-name="P28">Legendary</text:p>
      <text:p text:style-name="Text_20_body"><text:soft-page-break/></text:p>
      <text:p text:style-name="P28">When Blind is selected, destroy all jokers and gain X<text:span text:style-name="T15">1</text:span> Mult from each Joker <text:span text:style-name="T15">destroyed</text:span>.</text:p>
      <text:p text:style-name="P49">(Currently X1 Mult)</text:p>
      <text:p text:style-name="Text_20_body"><text:line-break/><text:span text:style-name="T15">(Based on the one some may know as “Onyx”)</text:span></text:p>
      <text:p text:style-name="Text_20_body"/>
      <text:h text:style-name="P50" text:outline-level="2">Extras</text:h>
      <text:h text:style-name="Heading_20_3" text:outline-level="3">Sylvester Reese</text:h>
      <text:p text:style-name="P51">X2 Chips when Boss Blind is selected</text:p>
      <text:p text:style-name="P51"/>
      <text:h text:style-name="Heading_20_3" text:outline-level="3">Ice Cream and Sprinkles</text:h>
      <text:p text:style-name="P52">+100 Chips</text:p>
      <text:p text:style-name="P52">+10 Chips for each hand played</text:p>
      <text:p text:style-name="P52">Self-destructs if chips exceed 200</text:p>
      <text:p text:style-name="P52"/>
      <text:h text:style-name="Heading_20_3" text:outline-level="3">Nil and Jug’s</text:h>
      <text:p text:style-name="P51">+100 Chips, +16 Mult</text:p>
      <text:p text:style-name="P51"/>
      <text:p text:style-name="P51">Self destructs if played hand contains a Straight or a Flush</text:p>
      <text:p text:style-name="P51"/>
      <text:h text:style-name="Heading_20_3" text:outline-level="3">Bread tastes better</text:h>
      <text:p text:style-name="P51">X4 Mult</text:p>
      <text:p text:style-name="P51">Self destructs when scored</text:p>
      <text:p text:style-name="P51"/>
      <text:h text:style-name="Heading_20_3" text:outline-level="3">Philosopher</text:h>
      <text:p text:style-name="P51">X2 Mult if most played poker hand is scored</text:p>
      <text:p text:style-name="P51"/>
      <text:h text:style-name="Heading_20_3" text:outline-level="3">.bushka</text:h>
      <text:p text:style-name="P51">X1 Chips for each Joker card</text:p>
      <text:p text:style-name="P51"/>
      <text:h text:style-name="P53" text:outline-level="3">Reeseling Swarm</text:h>
      <text:p text:style-name="P51">Each played 5 grants +50 Chips</text:p>
      <text:p text:style-name="P51"/>
      <text:h text:style-name="P54" text:outline-level="3"><text:soft-page-break/>Felissa</text:h>
      <text:p text:style-name="P55">X0.5 Mult</text:p>
      <text:p text:style-name="P55"/>
      <text:p text:style-name="P55">1 in 5 chance this card</text:p>
      <text:p text:style-name="P55">gives X5 Mult instead</text:p>
      <text:p text:style-name="P55"/>
      <text:h text:style-name="P54" text:outline-level="3">Creative Spirits</text:h>
      <text:p text:style-name="P55">X1.5 Mult for each enhanced Joker</text:p>
      <text:p text:style-name="P55"/>
      <text:h text:style-name="P54" text:outline-level="3">VENUS</text:h>
      <text:p text:style-name="P55">+50 Chips, X2 Mult and $3 if played hand contains a Three of a Kind</text:p>
      <text:p text:style-name="P56"/>
      <text:h text:style-name="P54" text:outline-level="3">Expi-Four</text:h>
      <text:p text:style-name="P55">+1-300 Chips</text:p>
      <text:p text:style-name="P55"/>
      <text:h text:style-name="P57" text:outline-level="3">Back of my mind</text:h>
      <text:p text:style-name="P58"/>
      <text:p text:style-name="P58"/>
      <text:h text:style-name="P59" text:outline-level="3"><text:span text:style-name="T16">My tea’s gone cold</text:span></text:h>
      <text:p text:style-name="P56"/>
      <text:p text:style-name="P56"/>
      <text:h text:style-name="P59" text:outline-level="3"><text:span text:style-name="T16">TELEFORLELAIKATRAROUMMATHEMMA</text:span></text:h>
      <text:p text:style-name="P56"/>
      <text:p text:style-name="P56"/>
      <text:h text:style-name="P57" text:outline-level="3">Applay sous</text:h>
      <text:p text:style-name="P58"/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26T21:42:53.572689800</dc:date>
    <meta:editing-duration>PT5H20M11S</meta:editing-duration>
    <meta:editing-cycles>33</meta:editing-cycles>
    <meta:generator>LibreOffice/25.2.6.2$Windows_X86_64 LibreOffice_project/729c5bfe710f5eb71ed3bbde9e06a6065e9c6c5d</meta:generator>
    <meta:document-statistic meta:table-count="0" meta:image-count="0" meta:object-count="0" meta:page-count="10" meta:paragraph-count="237" meta:word-count="1057" meta:character-count="5779" meta:non-whitespace-character-count="4966"/>
  </office:meta>
</office:document-meta>
</file>